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3000003B05A8DEB7237A49A7B.png" manifest:media-type="image/png"/>
  <manifest:file-entry manifest:full-path="Pictures/100002010000046C00000384AF778B761A244A7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1.408cm" svg:height="17.02cm" draw:z-index="0"><draw:image xlink:href="Pictures/100002010000046C00000384AF778B761A244A73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Image2" text:anchor-type="paragraph" svg:width="20.161cm" svg:height="16.949cm" draw:z-index="1"><draw:image xlink:href="Pictures/1000020100000463000003B05A8DEB7237A49A7B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5:52:04.897405856</meta:creation-date>
    <dc:date>2019-10-07T16:48:48.509170770</dc:date>
    <meta:editing-duration>PT5M19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6.0.7.3$Linux_X86_64 LibreOffice_project/00m0$Build-3</meta:generator>
  </office:meta>
</office:document-meta>
</file>